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CC00001FF800002C19FFAE0CEFFF3FB255.svm" manifest:media-type=""/>
  <manifest:file-entry manifest:full-path="Pictures/20000D4500006E3E000052F84B49A3E8A683259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min-height="6.933cm" fo:min-width="2.864cm" fo:padding-top="0.16cm" fo:padding-bottom="0.16cm" fo:padding-left="0.285cm" fo:padding-right="0.285cm" draw:shadow-opacity="70%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004586" draw:textarea-horizontal-align="justify" draw:textarea-vertical-align="middle" draw:auto-grow-height="false" fo:min-height="0.474cm" fo:min-width="2.395cm"/>
    </style:style>
    <style:style style:name="gr6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.474cm" fo:min-width="2.395cm"/>
    </style:style>
    <style:style style:name="gr7" style:family="graphic" style:parent-style-name="standard">
      <style:graphic-properties svg:stroke-width="0.07cm" svg:stroke-color="#579d1c" draw:marker-start-width="0.41cm" draw:marker-end-width="0.41cm" draw:stroke-linejoin="none" draw:fill="none" draw:fill-color="#579d1c" draw:opacity="70%" draw:textarea-horizontal-align="justify" draw:textarea-vertical-align="top" draw:auto-grow-height="false" fo:min-height="6.933cm" fo:min-width="2.865cm" fo:padding-top="0.16cm" fo:padding-bottom="0.16cm" fo:padding-left="0.285cm" fo:padding-right="0.285cm" draw:shadow-opacity="70%"/>
    </style:style>
    <style:style style:name="gr8" style:family="graphic" style:parent-style-name="standard">
      <style:graphic-properties draw:stroke="none" draw:fill-color="#004586" draw:textarea-horizontal-align="justify" draw:textarea-vertical-align="middle" draw:auto-grow-height="false" fo:min-height="0.474cm" fo:min-width="2.396cm"/>
    </style:style>
    <style:style style:name="gr9" style:family="graphic" style:parent-style-name="standard">
      <style:graphic-properties draw:stroke="none" draw:fill-color="#ff420e" draw:textarea-horizontal-align="justify" draw:textarea-vertical-align="middle" draw:auto-grow-height="false" fo:min-height="0.475cm" fo:min-width="2.396cm"/>
    </style:style>
    <style:style style:name="gr10" style:family="graphic" style:parent-style-name="standard">
      <style:graphic-properties draw:stroke="none" draw:fill-color="#ff420e" draw:textarea-horizontal-align="justify" draw:textarea-vertical-align="middle" draw:auto-grow-height="false" fo:min-height="0.475cm" fo:min-width="2.395cm"/>
    </style:style>
    <style:style style:name="gr11" style:family="graphic" style:parent-style-name="objectwithoutfill">
      <style:graphic-properties svg:stroke-width="0.05cm" svg:stroke-color="#c5000b" draw:marker-start-width="0.38cm" draw:marker-end="Rounded_20_short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-color="#ff420e" draw:textarea-horizontal-align="justify" draw:textarea-vertical-align="middle" draw:auto-grow-height="false" fo:min-height="0.474cm" fo:min-width="2.395cm"/>
    </style:style>
    <style:style style:name="gr13" style:family="graphic" style:parent-style-name="standard">
      <style:graphic-properties draw:stroke="none" draw:fill="solid" draw:fill-color="#ff950e" draw:textarea-horizontal-align="justify" draw:textarea-vertical-align="middle" draw:auto-grow-height="false" fo:min-height="0.475cm" fo:min-width="2.396cm"/>
    </style:style>
    <style:style style:name="gr14" style:family="graphic" style:parent-style-name="objectwithoutfill">
      <style:graphic-properties svg:stroke-width="0.08cm" svg:stroke-color="#ff950e" draw:marker-start="Rounded_20_short_20_Arrow" draw:marker-start-width="0.43cm" draw:marker-end="Rounded_20_short_20_Arrow" draw:marker-end-width="0.43cm" draw:fill="none" draw:textarea-horizontal-align="center" draw:textarea-vertical-align="middle" fo:padding-top="0.165cm" fo:padding-bottom="0.165cm" fo:padding-left="0.29cm" fo:padding-right="0.29cm" draw:shadow="visible" draw:shadow-offset-x="0.05cm" draw:shadow-offset-y="0.05cm" draw:shadow-color="#333333"/>
    </style:style>
    <style:style style:name="gr15" style:family="graphic" style:parent-style-name="standard">
      <style:graphic-properties draw:stroke="none" draw:fill-color="#c5000b" draw:textarea-horizontal-align="justify" draw:textarea-vertical-align="middle" draw:auto-grow-height="false" fo:min-height="0.601cm" fo:min-width="2.081cm" fo:wrap-option="no-wrap"/>
    </style:style>
    <style:style style:name="gr16" style:family="graphic" style:parent-style-name="standard">
      <style:graphic-properties draw:stroke="none" draw:fill-color="#c5000b" draw:textarea-horizontal-align="justify" draw:textarea-vertical-align="middle" draw:auto-grow-height="false" fo:min-height="0.601cm" fo:min-width="3.161cm" fo:wrap-option="no-wrap"/>
    </style:style>
    <style:style style:name="gr17" style:family="graphic" style:parent-style-name="standard">
      <style:graphic-properties draw:stroke="none" draw:fill-color="#c5000b" draw:textarea-horizontal-align="justify" draw:textarea-vertical-align="middle" draw:auto-grow-height="false" fo:min-height="0.601cm" fo:min-width="3.881cm" fo:wrap-option="no-wrap"/>
    </style:style>
    <style:style style:name="P1" style:family="paragraph">
      <style:paragraph-properties fo:text-align="center"/>
      <style:text-properties fo:color="#579d1c"/>
    </style:style>
    <style:style style:name="P2" style:family="paragraph">
      <loext:graphic-properties draw:fill="none" draw:fill-color="#579d1c" draw:opacity="70%"/>
      <style:paragraph-properties fo:text-align="center"/>
      <style:text-properties fo:color="#579d1c" style:font-name="Source Code Pro Semibold1" fo:font-size="12pt" fo:text-shadow="none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e6e6e6"/>
      <style:paragraph-properties fo:text-align="center"/>
      <style:text-properties style:use-window-font-color="true" style:font-name="Source Code Pro Semibold1"/>
    </style:style>
    <style:style style:name="P4" style:family="paragraph">
      <loext:graphic-properties draw:fill="solid" draw:fill-color="#b2b2b2"/>
      <style:paragraph-properties fo:text-align="center"/>
      <style:text-properties style:use-window-font-color="true" style:font-name="Source Code Pro Semibold1"/>
    </style:style>
    <style:style style:name="P5" style:family="paragraph">
      <loext:graphic-properties draw:fill="none"/>
      <style:paragraph-properties fo:text-align="center"/>
      <style:text-properties style:use-window-font-color="true" style:font-name="Source Code Pro Semibold1"/>
    </style:style>
    <style:style style:name="P6" style:family="paragraph">
      <style:paragraph-properties fo:text-align="center"/>
    </style:style>
    <style:style style:name="P7" style:family="paragraph">
      <loext:graphic-properties draw:fill-color="#004586"/>
      <style:paragraph-properties fo:text-align="center"/>
      <style:text-properties style:use-window-font-color="true" style:font-name="Source Code Pro Semibold1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ff950e"/>
      <style:paragraph-properties fo:text-align="center"/>
      <style:text-properties style:use-window-font-color="true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  <style:text-properties fo:color="#ffffff"/>
    </style:style>
    <style:style style:name="P10" style:family="paragraph">
      <loext:graphic-properties draw:fill-color="#ff420e"/>
      <style:paragraph-properties fo:text-align="center"/>
      <style:text-properties fo:color="#ffffff" style:font-name="Source Code Pro Semibold1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420e"/>
      <style:paragraph-properties fo:text-align="center"/>
      <style:text-properties fo:color="#ffffff" style:font-name="Source Code Pro Semibold1" fo:font-size="14pt" fo:text-shadow="none" style:text-underline-style="none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420e"/>
      <style:paragraph-properties fo:text-align="center"/>
      <style:text-properties fo:color="#ffffff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P13" style:family="paragraph">
      <loext:graphic-properties draw:fill-color="#c5000b"/>
      <style:paragraph-properties fo:text-align="center"/>
      <style:text-properties fo:color="#ffffff"/>
    </style:style>
    <style:style style:name="T1" style:family="text">
      <style:text-properties fo:color="#579d1c" style:font-name="Source Code Pro Semibold1" fo:font-size="12pt" fo:text-shadow="none" fo:font-weight="bold" style:font-size-asian="12pt" style:font-weight-asian="bold" style:font-size-complex="12pt" style:font-weight-complex="bold"/>
    </style:style>
    <style:style style:name="T2" style:family="text">
      <style:text-properties style:use-window-font-color="true" style:font-name="Source Code Pro Semibold1" fo:font-size="14pt" fo:font-weight="bold" style:font-size-asian="14pt" style:font-weight-asian="bold" style:font-size-complex="14pt" style:font-weight-complex="bold"/>
    </style:style>
    <style:style style:name="T3" style:family="text">
      <style:text-properties style:use-window-font-color="true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T4" style:family="text">
      <style:text-properties fo:color="#ffffff" style:font-name="Source Code Pro Semibold1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style:font-name="Source Code Pro Semibold1" fo:font-size="14pt" fo:text-shadow="non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color="#ffffff" style:font-name="Source Code Pro Semibold1" fo:font-size="14pt" fo:text-shadow="none" fo:font-weight="bold" style:font-size-asian="14pt" style:font-weight-asian="bold" style:font-size-complex="14pt" style:font-weight-complex="bold"/>
    </style:style>
    <style:style style:name="T7" style:family="text">
      <style:text-properties fo:color="#ffffff" style:font-name="Source Code Pro Semibold1"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color="#ffffff" style:font-name="Source Code Pro Semibold1" fo:font-size="10.5pt" fo:font-style="normal" style:font-size-asian="10.5pt" style:font-style-asian="normal" style:font-size-complex="10.5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434cm" svg:height="7.253cm" svg:x="0.2cm" svg:y="2.547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" draw:text-style-name="P3" draw:layer="layout" svg:width="3.077cm" svg:height="2.287cm" svg:x="4.425cm" svg:y="6.107cm" svg:viewBox="0 0 3078 2288" svg:d="M2739 1581c376 676-530 623-810 570-301 226-677 151-828-75-240 205-974 235-828-376-301-150-450-677 75-903-176-442 432-686 753-451 151-527 806-400 961 31 376-226 1148 118 677 452 452 225 452 601 0 752z">
            <text:p/>
          </draw:path>
          <draw:path draw:style-name="gr3" draw:text-style-name="P4" draw:layer="layout" svg:width="0.129cm" svg:height="0.206cm" svg:x="7.265cm" svg:y="7.773cm" svg:viewBox="0 0 130 207" svg:d="M60 0c36 72 58 137 70 195l-33 6-32 6c-10-53-32-111-65-178l30-14z">
            <text:p/>
          </draw:path>
          <draw:path draw:style-name="gr3" draw:text-style-name="P4" draw:layer="layout" svg:width="0.112cm" svg:height="0.203cm" svg:x="7.29cm" svg:y="8.042cm" svg:viewBox="0 0 113 204" svg:d="M113 0v13c0 38-5 72-15 104-11 32-25 61-45 87l-27-20-26-19c15-21 27-43 35-68 9-25 13-53 13-84v-10l32-2z">
            <text:p/>
          </draw:path>
          <draw:path draw:style-name="gr3" draw:text-style-name="P4" draw:layer="layout" svg:width="0.205cm" svg:height="0.147cm" svg:x="7.087cm" svg:y="8.25cm" svg:viewBox="0 0 206 148" svg:d="M206 49c-24 23-53 42-85 59-31 16-65 29-101 40l-10-31-10-32c32-9 62-22 90-36s52-30 74-49l21 25z">
            <text:p/>
          </draw:path>
          <draw:path draw:style-name="gr3" draw:text-style-name="P4" draw:layer="layout" svg:width="0.205cm" svg:height="0.091cm" svg:x="6.835cm" svg:y="8.352cm" svg:viewBox="0 0 206 92" svg:d="M206 64c-64 15-133 24-202 28l-1-32-3-34c65-4 131-11 192-26l7 32z">
            <text:p/>
          </draw:path>
          <draw:path draw:style-name="gr3" draw:text-style-name="P4" draw:layer="layout" svg:width="0.201cm" svg:height="0.072cm" svg:x="6.569cm" svg:y="8.375cm" svg:viewBox="0 0 202 73" svg:d="M202 73h-40c-56 0-112-3-162-7l3-33 3-33c49 4 102 7 156 7 13 0 26 0 39-1l1 33z">
            <text:p/>
          </draw:path>
          <draw:path draw:style-name="gr3" draw:text-style-name="P4" draw:layer="layout" svg:width="0.195cm" svg:height="0.158cm" svg:x="6.314cm" svg:y="8.356cm" svg:viewBox="0 0 196 159" svg:d="M188 111c-24-3-46-6-65-9-30 21-61 41-91 57l-16-28-16-29c32-18 65-39 96-62l3-2c4-5 11-5 17-5 2 0 3 0 6 1 21 4 47 8 74 11l-4 33zM119 32c4 1 8 2 12 3 5-3 8-6 12-9l-18-26z">
            <text:p/>
          </draw:path>
          <draw:path draw:style-name="gr3" draw:text-style-name="P4" draw:layer="layout" svg:width="0.206cm" svg:height="0.122cm" svg:x="6.077cm" svg:y="8.454cm" svg:viewBox="0 0 207 123" svg:d="M207 60c-65 30-131 51-195 63l-6-33-6-32c59-11 119-30 180-58l14 30z">
            <text:p/>
          </draw:path>
          <draw:path draw:style-name="gr3" draw:text-style-name="P4" draw:layer="layout" svg:width="0.206cm" svg:height="0.083cm" svg:x="5.814cm" svg:y="8.502cm" svg:viewBox="0 0 207 84" svg:d="M207 83c-17 1-33 1-50 1-55 0-108-6-157-21l9-31 9-32c43 12 90 19 139 19 15 0 30-1 45-2l3 32z">
            <text:p/>
          </draw:path>
          <draw:path draw:style-name="gr3" draw:text-style-name="P4" draw:layer="layout" svg:width="0.196cm" svg:height="0.166cm" svg:x="5.577cm" svg:y="8.375cm" svg:viewBox="0 0 197 167" svg:d="M171 167c-65-28-123-70-171-123l25-22 24-22c41 46 92 82 148 107l-13 30z">
            <text:p/>
          </draw:path>
          <draw:path draw:style-name="gr3" draw:text-style-name="P4" draw:layer="layout" svg:width="0.206cm" svg:height="0.138cm" svg:x="5.373cm" svg:y="8.331cm" svg:viewBox="0 0 207 139" svg:d="M207 51c-26 21-55 39-88 53-32 15-67 27-103 35l-8-31-8-33c32-8 63-18 91-31 28-12 53-27 75-44l21 26z">
            <text:p/>
          </draw:path>
          <draw:path draw:style-name="gr3" draw:text-style-name="P4" draw:layer="layout" svg:width="0.206cm" svg:height="0.072cm" svg:x="5.113cm" svg:y="8.418cm" svg:viewBox="0 0 207 73" svg:d="M207 65c-35 5-70 8-105 8-34 0-68-3-102-7l4-33 5-32c30 3 62 6 93 6 32 0 64-3 96-7l4 32z">
            <text:p/>
          </draw:path>
          <draw:path draw:style-name="gr3" draw:text-style-name="P4" draw:layer="layout" svg:width="0.207cm" svg:height="0.129cm" svg:x="4.851cm" svg:y="8.343cm" svg:viewBox="0 0 208 130" svg:d="M195 130c-69-15-135-40-195-73l16-29 16-28c54 30 115 52 176 65l-7 32z">
            <text:p/>
          </draw:path>
          <draw:path draw:style-name="gr3" draw:text-style-name="P4" draw:layer="layout" svg:width="0.179cm" svg:height="0.188cm" svg:x="4.652cm" svg:y="8.173cm" svg:viewBox="0 0 180 189" svg:d="M141 189c-57-41-105-93-141-156l29-16 28-17c32 55 74 100 123 136l-20 26z">
            <text:p/>
          </draw:path>
          <draw:path draw:style-name="gr3" draw:text-style-name="P4" draw:layer="layout" svg:width="0.096cm" svg:height="0.204cm" svg:x="4.586cm" svg:y="7.938cm" svg:viewBox="0 0 97 205" svg:d="M36 205c-23-58-36-125-36-198v-7h33l34 1v6c0 65 10 123 30 174l-30 12z">
            <text:p/>
          </draw:path>
          <draw:path draw:style-name="gr3" draw:text-style-name="P4" draw:layer="layout" svg:width="0.207cm" svg:height="0.167cm" svg:x="4.449cm" svg:y="7.724cm" svg:viewBox="0 0 208 168" svg:d="M142 142l30 3 3-7-33-4c0 3 0 5 0 8zM206 149l-32-4h-2l-12 23c-58-29-113-71-160-124l25-22 24-22c41 46 88 84 140 108 1 1 2 1 2 2 0 7 10 7 13 12s4 10 4 16c0 2 0 3-1 5 0 2 0 4-1 6z">
            <text:p/>
          </draw:path>
          <draw:path draw:style-name="gr3" draw:text-style-name="P4" draw:layer="layout" svg:width="0.145cm" svg:height="0.205cm" svg:x="4.314cm" svg:y="7.508cm" svg:viewBox="0 0 146 206" svg:d="M92 206c-39-56-71-119-92-186l31-11 31-9c20 61 48 117 84 167l-27 19z">
            <text:p/>
          </draw:path>
          <draw:path draw:style-name="gr3" draw:text-style-name="P4" draw:layer="layout" svg:width="0.077cm" svg:height="0.207cm" svg:x="4.282cm" svg:y="7.253cm" svg:viewBox="0 0 78 208" svg:d="M14 208c-10-42-14-85-14-129 0-26 2-53 5-79l33 4 33 5c-4 23-5 47-5 70 0 40 4 78 12 116l-32 6z">
            <text:p/>
          </draw:path>
          <draw:path draw:style-name="gr3" draw:text-style-name="P4" draw:layer="layout" svg:width="0.143cm" svg:height="0.205cm" svg:x="4.301cm" svg:y="6.996cm" svg:viewBox="0 0 144 206" svg:d="M0 189c18-66 47-130 91-189l27 20 26 20c-39 52-65 108-80 166l-32-9z">
            <text:p/>
          </draw:path>
          <draw:path draw:style-name="gr3" draw:text-style-name="P4" draw:layer="layout" svg:width="0.195cm" svg:height="0.168cm" svg:x="4.437cm" svg:y="6.82cm" svg:viewBox="0 0 196 169" svg:d="M0 124c44-46 98-88 164-124l16 28 16 29c-59 33-109 71-148 112l-24-22z">
            <text:p/>
          </draw:path>
          <draw:path draw:style-name="gr3" draw:text-style-name="P4" draw:layer="layout" svg:width="0.102cm" svg:height="0.211cm" svg:x="4.629cm" svg:y="6.636cm" svg:viewBox="0 0 103 212" svg:d="M36 153l13 30 21-10-13-30c-7 3-14 6-21 10zM62 212l-13-29-9 3c-28-67-40-129-40-186h33 33c0 49 11 103 35 161 1 5 2 8 2 12 0 7-1 12-4 17s-7 9-12 12c-2 1-3 1-4 2-7 3-14 6-21 8z">
            <text:p/>
          </draw:path>
          <draw:path draw:style-name="gr3" draw:text-style-name="P4" draw:layer="layout" svg:width="0.147cm" svg:height="0.2cm" svg:x="4.636cm" svg:y="6.377cm" svg:viewBox="0 0 148 201" svg:d="M0 189c7-38 20-72 37-104 17-31 38-59 64-85l23 23 24 23c-22 21-40 45-53 71-15 26-25 54-30 84l-33-6z">
            <text:p/>
          </draw:path>
          <draw:path draw:style-name="gr3" draw:text-style-name="P4" draw:layer="layout" svg:width="0.205cm" svg:height="0.14cm" svg:x="4.791cm" svg:y="6.242cm" svg:viewBox="0 0 206 141" svg:d="M0 88c55-40 119-70 190-88l8 32 8 31c-62 16-119 43-167 78l-19-27z">
            <text:p/>
          </draw:path>
          <draw:path draw:style-name="gr3" draw:text-style-name="P4" draw:layer="layout" svg:width="0.207cm" svg:height="0.073cm" svg:x="5.048cm" svg:y="6.22cm" svg:viewBox="0 0 208 74" svg:d="M0 8c32-5 66-8 98-8 37 0 74 3 110 9l-5 33-6 32c-32-5-66-7-99-7-30 0-59 1-88 6l-5-33z">
            <text:p/>
          </draw:path>
          <draw:path draw:style-name="gr3" draw:text-style-name="P4" draw:layer="layout" svg:width="0.215cm" svg:height="0.176cm" svg:x="5.307cm" svg:y="6.244cm" svg:viewBox="0 0 216 177" svg:d="M18 0c65 18 128 47 184 87l-16 22 30 10c-1 2-1 4-2 5-1 2-2 4-2 7-20 58-7 8-12 12-5 3-11 4-17 4s-11-2-17-4c0-1-1-1-2-2-51-36-106-61-164-77l9-32zM164 177l3-5h-1l-31-11c-1 2-2 4-2 5z">
            <text:p/>
          </draw:path>
          <draw:path draw:style-name="gr3" draw:text-style-name="P4" draw:layer="layout" svg:width="0.172cm" svg:height="0.191cm" svg:x="5.489cm" svg:y="6.114cm" svg:viewBox="0 0 173 192" svg:d="M0 162c16-32 36-62 59-89 22-28 47-52 74-73l20 26 20 26c-23 19-44 39-64 62-19 24-36 50-50 78l-30-15z">
            <text:p/>
          </draw:path>
          <draw:path draw:style-name="gr3" draw:text-style-name="P4" draw:layer="layout" svg:width="0.207cm" svg:height="0.124cm" svg:x="5.68cm" svg:y="6.007cm" svg:viewBox="0 0 208 125" svg:d="M0 67c61-35 128-57 198-67l5 32 5 33c-62 9-122 29-175 60l-16-29z">
            <text:p/>
          </draw:path>
          <draw:path draw:style-name="gr3" draw:text-style-name="P4" draw:layer="layout" svg:width="0.205cm" svg:height="0.09cm" svg:x="5.948cm" svg:y="6cm" svg:viewBox="0 0 206 91" svg:d="M0 0h20c62 0 125 9 186 28l-10 32-9 31c-55-17-111-25-167-25-6 0-12 0-18 1l-1-34z">
            <text:p/>
          </draw:path>
          <draw:path draw:style-name="gr3" draw:text-style-name="P4" draw:layer="layout" svg:width="0.2cm" svg:height="0.161cm" svg:x="6.192cm" svg:y="6.052cm" svg:viewBox="0 0 201 162" svg:d="M26 0c64 27 123 66 175 114l-23 24-23 24c-45-43-98-78-155-101l14-31z">
            <text:p/>
          </draw:path>
          <draw:path draw:style-name="gr3" draw:text-style-name="P4" draw:layer="layout" svg:width="0.145cm" svg:height="0.219cm" svg:x="6.39cm" svg:y="6.218cm" svg:viewBox="0 0 146 220" svg:d="M50 0c40 48 73 103 96 166l-15 6 15 27c-5 2-9 5-15 8-5 2-10 4-16 4s-11-2-16-4c-5-3-9-7-13-12-1-2-1-4-2-6-21-56-50-105-84-147l25-21zM64 220l15-6v-2l-16-29c-5 3-10 6-15 9z">
            <text:p/>
          </draw:path>
          <draw:path draw:style-name="gr3" draw:text-style-name="P4" draw:layer="layout" svg:width="0.205cm" svg:height="0.098cm" svg:x="6.569cm" svg:y="6.292cm" svg:viewBox="0 0 206 99" svg:d="M0 38c64-24 134-36 205-38l1 33v33c-64 1-126 12-184 33l-11-31z">
            <text:p/>
          </draw:path>
          <draw:path draw:style-name="gr3" draw:text-style-name="P4" draw:layer="layout" svg:width="0.206cm" svg:height="0.1cm" svg:x="6.838cm" svg:y="6.294cm" svg:viewBox="0 0 207 101" svg:d="M4 0c69 4 138 18 203 38l-10 31-9 32c-61-19-124-31-188-35l3-34z">
            <text:p/>
          </draw:path>
          <draw:path draw:style-name="gr3" draw:text-style-name="P4" draw:layer="layout" svg:width="0.205cm" svg:height="0.153cm" svg:x="7.085cm" svg:y="6.355cm" svg:viewBox="0 0 206 154" svg:d="M24 0c67 26 129 61 182 101l-21 26-19 27c-48-37-105-69-166-93l12-31z">
            <text:p/>
          </draw:path>
          <draw:path draw:style-name="gr3" draw:text-style-name="P4" draw:layer="layout" svg:width="0.159cm" svg:height="0.198cm" svg:x="7.297cm" svg:y="6.5cm" svg:viewBox="0 0 160 199" svg:d="M46 0c28 27 52 56 71 86 20 31 34 63 43 97l-32 7-32 9c-7-27-19-53-35-78s-36-50-61-73l23-24z">
            <text:p/>
          </draw:path>
          <draw:path draw:style-name="gr3" draw:text-style-name="P4" draw:layer="layout" svg:width="0.131cm" svg:height="0.199cm" svg:x="7.333cm" svg:y="6.755cm" svg:viewBox="0 0 132 200" svg:d="M132 1c-1 33-7 67-21 101-13 32-33 65-61 98l-25-22-25-21c22-26 39-54 50-80s16-51 17-77l32 1z">
            <text:p/>
          </draw:path>
          <draw:path draw:style-name="gr3" draw:text-style-name="P4" draw:layer="layout" svg:width="0.181cm" svg:height="0.188cm" svg:x="7.342cm" svg:y="6.948cm" svg:viewBox="0 0 182 189" svg:d="M36 0c26 17 53 39 77 66 24 25 47 54 69 87l-28 18-28 18c-18-29-39-56-60-78-22-22-44-41-66-56l18-28z">
            <text:p/>
          </draw:path>
          <draw:path draw:style-name="gr3" draw:text-style-name="P4" draw:layer="layout" svg:width="0.12cm" svg:height="0.206cm" svg:x="7.5cm" svg:y="7.162cm" svg:viewBox="0 0 121 207" svg:d="M59 0c31 61 54 130 62 199l-32 4-33 4c-8-61-29-122-56-177l29-15z">
            <text:p/>
          </draw:path>
          <draw:path draw:style-name="gr3" draw:text-style-name="P4" draw:layer="layout" svg:width="0.114cm" svg:height="0.205cm" svg:x="7.51cm" svg:y="7.43cm" svg:viewBox="0 0 115 206" svg:d="M115 1c-1 36-6 71-15 105-10 35-24 68-45 100l-28-18-27-18c16-26 28-54 37-82 7-28 12-58 12-88l33 1z">
            <text:p/>
          </draw:path>
          <draw:path draw:style-name="gr3" draw:text-style-name="P4" draw:layer="layout" svg:width="0.2cm" svg:height="0.158cm" svg:x="7.321cm" svg:y="7.646cm" svg:viewBox="0 0 201 159" svg:d="M201 46c-23 22-48 44-77 62-29 19-63 36-100 51l-12-31-12-31c32-13 62-27 88-44 25-16 46-33 65-53l24 23z">
            <text:p/>
          </draw:path>
        </draw:g>
        <draw:frame draw:style-name="gr4" draw:text-style-name="P5" draw:layer="layout" svg:width="2.25cm" svg:height="1.7cm" svg:x="0.606cm" svg:y="0.627cm">
          <draw:image xlink:href="Pictures/20000D4500006E3E000052F84B49A3E8A6832590.svm" xlink:type="simple" xlink:show="embed" xlink:actuate="onLoad">
            <text:p/>
          </draw:image>
        </draw:frame>
        <draw:frame draw:style-name="gr4" draw:text-style-name="P5" draw:layer="layout" svg:width="1.45cm" svg:height="2cm" svg:x="9.266cm" svg:y="0.3cm">
          <draw:image xlink:href="Pictures/200000CC00001FF800002C19FFAE0CEFFF3FB255.svm" xlink:type="simple" xlink:show="embed" xlink:actuate="onLoad">
            <text:p/>
          </draw:image>
        </draw:frame>
        <draw:custom-shape draw:style-name="gr5" draw:text-style-name="P7" draw:layer="layout" svg:width="2.667cm" svg:height="0.746cm" svg:x="0.626cm" svg:y="3.294cm">
          <text:p text:style-name="P6"><text:span text:style-name="T2">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2.667cm" svg:height="0.746cm" svg:x="0.627cm" svg:y="4.148cm">
          <text:p text:style-name="P6"><text:span text:style-name="T3">conne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435cm" svg:height="7.253cm" svg:x="8.306cm" svg:y="2.547cm"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668cm" svg:height="0.746cm" svg:x="8.732cm" svg:y="3.294cm">
          <text:p text:style-name="P6"><text:span text:style-name="T2">sock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668cm" svg:height="0.747cm" svg:x="8.732cm" svg:y="8.008cm">
          <text:p text:style-name="P9"><text:span text:style-name="T4">s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668cm" svg:height="0.746cm" svg:x="8.733cm" svg:y="4.148cm">
          <text:p text:style-name="P6"><text:span text:style-name="T2">bi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668cm" svg:height="0.746cm" svg:x="8.734cm" svg:y="5.002cm">
          <text:p text:style-name="P6"><text:span text:style-name="T2">list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668cm" svg:height="0.747cm" svg:x="8.732cm" svg:y="6.706cm">
          <text:p text:style-name="P9"><text:span text:style-name="T4">rec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2.668cm" svg:height="0.746cm" svg:x="8.732cm" svg:y="8.862cm">
          <text:p text:style-name="P6"><text:span text:style-name="T2">cl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2.667cm" svg:height="0.747cm" svg:x="0.627cm" svg:y="8.009cm">
          <text:p text:style-name="P9"><text:span text:style-name="T5">rec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667cm" svg:height="0.746cm" svg:x="0.627cm" svg:y="8.863cm">
          <text:p text:style-name="P6"><text:span text:style-name="T2">clo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5" draw:layer="layout" svg:x1="3.4cm" svg:y1="5.427cm" svg:x2="8.626cm" svg:y2="7.027cm">
          <text:p/>
        </draw:line>
        <draw:line draw:style-name="gr11" draw:text-style-name="P5" draw:layer="layout" svg:x1="8.52cm" svg:y1="8.435cm" svg:x2="3.4cm" svg:y2="8.435cm">
          <text:p/>
        </draw:line>
        <draw:custom-shape draw:style-name="gr12" draw:text-style-name="P12" draw:layer="layout" svg:width="2.667cm" svg:height="0.746cm" svg:x="0.628cm" svg:y="5.002cm">
          <text:p text:style-name="P9"><text:span text:style-name="T6">send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2.668cm" svg:height="0.747cm" svg:x="8.732cm" svg:y="5.853cm">
          <text:p text:style-name="P6"><text:span text:style-name="T3">acce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5" draw:layer="layout" svg:x1="3.401cm" svg:y1="4.489cm" svg:x2="8.627cm" svg:y2="6.089cm">
          <text:p/>
        </draw:line>
        <draw:custom-shape draw:style-name="gr15" draw:text-style-name="P13" draw:layer="layout" svg:width="2.28cm" svg:height="0.6cm" svg:x="11.375cm" svg:y="7.25cm">
          <text:p text:style-name="P9"><text:span text:style-name="T7">traitement</text:span></text:p>
          <draw:enhanced-geometry svg:viewBox="0 0 21600 21600" draw:glue-points="10800 0 0 10800 10800 21600 21600 10800 ?f40 ?f41" draw:text-areas="0 0 21600 21600" draw:type="rectangular-callout" draw:modifiers="-12433.4940815432 16748.08652246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2.28cm" svg:height="0.6cm" svg:x="5.5cm" svg:y="8.75cm">
          <text:p text:style-name="P9"><text:span text:style-name="T7">réponse</text:span></text:p>
          <draw:enhanced-geometry svg:viewBox="0 0 21600 21600" draw:glue-points="10800 0 0 10800 10800 21600 21600 10800 ?f40 ?f41" draw:text-areas="0 0 21600 21600" draw:type="rectangular-callout" draw:modifiers="7651.38097325734 -11393.0116472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2.28cm" svg:height="0.6cm" svg:x="4cm" svg:y="6.5cm">
          <text:p text:style-name="P9"><text:span text:style-name="T7">requête</text:span></text:p>
          <draw:enhanced-geometry svg:viewBox="0 0 21600 21600" draw:glue-points="10800 0 0 10800 10800 21600 21600 10800 ?f40 ?f41" draw:text-areas="0 0 21600 21600" draw:type="rectangular-callout" draw:modifiers="19753.4414730381 -9703.826955074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2.28cm" svg:height="0.6cm" svg:x="5.375cm" svg:y="4.125cm">
          <text:p text:style-name="P9"><text:span text:style-name="T7">connexion</text:span></text:p>
          <draw:enhanced-geometry svg:viewBox="0 0 21600 21600" draw:glue-points="10800 0 0 10800 10800 21600 21600 10800 ?f40 ?f41" draw:text-areas="0 0 21600 21600" draw:type="rectangular-callout" draw:modifiers="3276.45769399386 37737.1048252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3" draw:layer="layout" svg:width="3.36cm" svg:height="0.6cm" svg:x="1.875cm" svg:y="0.45cm">
          <text:p text:style-name="P9"><text:span text:style-name="T8">client</text:span><text:span text:style-name="T7"> = talker</text:span></text:p>
          <draw:enhanced-geometry svg:viewBox="0 0 21600 21600" draw:glue-points="10800 0 0 10800 10800 21600 21600 10800 ?f40 ?f41" draw:text-areas="0 0 21600 21600" draw:type="rectangular-callout" draw:modifiers="1433.14489735198 35365.05823627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3" draw:layer="layout" svg:width="4.08cm" svg:height="0.6cm" svg:x="5.5cm" svg:y="1.75cm">
          <text:p text:style-name="P9"><text:span text:style-name="T8">serveur</text:span><text:span text:style-name="T7"> = listener</text:span></text:p>
          <draw:enhanced-geometry svg:viewBox="0 0 21600 21600" draw:glue-points="10800 0 0 10800 10800 21600 21600 10800 ?f40 ?f41" draw:text-areas="0 0 21600 21600" draw:type="rectangular-callout" draw:modifiers="21589.4143592257 -13225.9567387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1" svg:font-family="'Source Code Pro Semibold'" style:font-pitch="fixed"/>
    <style:font-face style:name="Arial1" svg:font-family="Arial" style:font-pitch="variable"/>
    <style:font-face style:name="Source Code Pro Semibold" svg:font-family="'Source Code Pro Semi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middle" fo:padding-top="0cm" fo:padding-bottom="0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8:30:52.403565186</dc:date>
    <meta:editing-duration>PT10H44M2S</meta:editing-duration>
    <meta:editing-cycles>51</meta:editing-cycles>
    <meta:generator>LibreOffice/5.2.5.1$Linux_X86_64 LibreOffice_project/20m0$Build-1</meta:generator>
    <dc:creator>Philippe Latu</dc:creator>
    <meta:document-statistic meta:object-count="65"/>
  </office:meta>
</office:document-meta>
</file>